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fo:font-size="40pt" fo:font-style="normal" fo:font-weight="bold" style:font-size-asian="40pt" style:font-style-asian="normal" style:font-weight-asian="bold" style:font-size-complex="40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ize="40pt" fo:font-style="normal" fo:font-weight="bold" style:font-size-asian="40pt" style:font-style-asian="normal" style:font-weight-asian="bold" style:font-size-complex="40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vie 3</text:p>
      <text:p text:style-name="P5">Part 1</text:p>
      <text:p text:style-name="P4">Prologue</text:p>
      <text:p text:style-name="P4"/>
      <text:p text:style-name="P2">Tatciana: At last, it is my turn to take the power!! I have waited to long under the command of Elliot and Zy! I shall rise above them!! (evil laugh)</text:p>
      <text:p text:style-name="P2"/>
      <text:p text:style-name="P2">Ninja: Yes, ma'am.</text:p>
      <text:p text:style-name="P2"/>
      <text:p text:style-name="P2">Tatciana: Shut your squaling mouth!! It isn't good manners to interrupt me while I am speaking.</text:p>
      <text:p text:style-name="P2"/>
      <text:p text:style-name="P2">Ninja: <text:span text:style-name="T2">Yes, ma'am.</text:span></text:p>
      <text:p text:style-name="P6"/>
      <text:p text:style-name="P6">Tatciana: Forget it (rolling eyes). Etiquette is wasted on you ninjas.</text:p>
      <text:p text:style-name="P6"/>
      <text:p text:style-name="P6">(Ninja remains silent)</text:p>
      <text:p text:style-name="P6"/>
      <text:p text:style-name="P6">Tatciana: Ninja! Find me good recruits! I need more minions besides a manner less ninja!!</text:p>
      <text:p text:style-name="P6"/>
      <text:p text:style-name="P6">Ninja : Yes, ma'am.</text:p>
      <text:p text:style-name="P6"/>
      <text:p text:style-name="P6">(Ninja exits)</text:p>
      <text:p text:style-name="P6"/>
      <text:p text:style-name="P9">Act 1</text:p>
      <text:p text:style-name="P9">Scene 1</text:p>
      <text:p text:style-name="P9"/>
      <text:p text:style-name="P6">Tatciana (to ninja): What is this young man's professions?</text:p>
      <text:p text:style-name="P6"/>
      <text:p text:style-name="P6">Mercenary : I am a mercenary ma'am.</text:p>
      <text:p text:style-name="P6"/>
      <text:p text:style-name="P2"><text:span text:style-name="T2">Tatciana: I wasn't talking to you a</text:span><text:span text:style-name="T1"> mercenary</text:span><text:span text:style-name="T2">! What do you offer?</text:span></text:p>
      <text:p text:style-name="P6"/>
      <text:p text:style-name="P6">Mercenary: I will kill people in exchange for money.</text:p>
      <text:p text:style-name="P6"/>
      <text:p text:style-name="P6">Tatciana: Mercenary! I will let you prove your worth! Bring me Jemma! I need to interrogate her about something very important.</text:p>
      <text:p text:style-name="P6"/>
      <text:p text:style-name="P6">Mercenary: I shall bring you Jemma. Dead or alive?</text:p>
      <text:p text:style-name="P6"/>
      <text:p text:style-name="P6">Tatciana : Alive you idiot!!</text:p>
      <text:p text:style-name="P6"/>
      <text:p text:style-name="P6">Ninja: You should not call the young sir an idiot, ma'am.</text:p>
      <text:p text:style-name="P6"><text:soft-page-break/></text:p>
      <text:p text:style-name="P6">Tatciana: I wasn't talking to you!!</text:p>
      <text:p text:style-name="P6"/>
      <text:p text:style-name="P6">Mercenary: I will fetch Jemma for you mistress.</text:p>
      <text:p text:style-name="P6"/>
      <text:p text:style-name="P6">Tatciana: Yes! You said that already!! NOW GO!! No dawdling!!</text:p>
      <text:p text:style-name="P6"/>
      <text:p text:style-name="P6">(Mercenary exits)</text:p>
      <text:p text:style-name="P6"/>
      <text:p text:style-name="P9">Scene 2</text:p>
      <text:p text:style-name="P9"/>
      <text:p text:style-name="P6">Zora : So, what did you want to get here again?</text:p>
      <text:p text:style-name="P6"/>
      <text:p text:style-name="P6">Jemma : Some birdseed for my birds.</text:p>
      <text:p text:style-name="P6"/>
      <text:p text:style-name="P6">Zora : And you think birdseed will be found in a department store?</text:p>
      <text:p text:style-name="P6"/>
      <text:p text:style-name="P6">Jemma : I know this place well</text:p>
      <text:p text:style-name="P6"/>
      <text:p text:style-name="P6">Zora (sighing) : While your going to get your birdseed or whatever. I'll go by some closes.</text:p>
      <text:p text:style-name="P6"/>
      <text:p text:style-name="P6">Jemma : See ya!! </text:p>
      <text:p text:style-name="P6"/>
      <text:p text:style-name="P6">(Jemma walks off)</text:p>
      <text:p text:style-name="P6"/>
      <text:p text:style-name="P6">(Jemma finds birdseed)</text:p>
      <text:p text:style-name="P6"/>
      <text:p text:style-name="P6">Jemma: Ahah! This is the birdseed I need!</text:p>
      <text:p text:style-name="P6"/>
      <text:p text:style-name="P6">(Right as Jemma os about to go to the checkout counter Mercenary knocks her out and drags her to Tatciana)</text:p>
      <text:p text:style-name="P6"/>
      <text:p text:style-name="P9">Act 2</text:p>
      <text:p text:style-name="P9">Scene 2</text:p>
      <text:p text:style-name="P9"/>
      <text:p text:style-name="P6">Tatciana (prodding Jemma with stick) : Shouldn't she be awake by now?</text:p>
      <text:p text:style-name="P6"/>
      <text:p text:style-name="P6">Mercenary: Be patient Tatciana.</text:p>
      <text:p text:style-name="P6"/>
      <text:p text:style-name="P6">Tatciana: I honestly don't like being patient. (Tatciana splashes water in Jemma's face)</text:p>
      <text:p text:style-name="P6"/>
      <text:p text:style-name="P6">Jemma: Hey what was that for Zora!! (Jemma notices Tatciana) Oh! Your nor Zora!!</text:p>
      <text:p text:style-name="P6"/>
      <text:p text:style-name="P6">Tatciana: Do you remember me Jemma?</text:p>
      <text:p text:style-name="P6"/>
      <text:p text:style-name="P6">Jemma: Yes, your the one who turned me into a mouse.</text:p>
      <text:p text:style-name="P6"><text:soft-page-break/></text:p>
      <text:p text:style-name="P6">Tatciana: Gerbil actually.</text:p>
      <text:p text:style-name="P6"/>
      <text:p text:style-name="P6">Jemma: Whatever!! What do you want?</text:p>
      <text:p text:style-name="P6"/>
      <text:p text:style-name="P6">Tatciana: Geez why such a temper?</text:p>
      <text:p text:style-name="P6"/>
      <text:p text:style-name="P6">Jemma: What do you want? (Speaking through gritted teeth)</text:p>
      <text:p text:style-name="P6"/>
      <text:p text:style-name="P6">Tatciana: I believe you have something of mine.</text:p>
      <text:p text:style-name="P6"/>
      <text:p text:style-name="P6">Jemma: Like what? My birdseed?</text:p>
      <text:p text:style-name="P6"/>
      <text:p text:style-name="P6">Tatciana (rolling eyes): No manner less idiot. The birds.</text:p>
      <text:p text:style-name="P6"/>
      <text:p text:style-name="P6">Jemma: Those were given to me by an old friend!</text:p>
      <text:p text:style-name="P6"/>
      <text:p text:style-name="P6">Tatciana: Ah, but you see that person who gave them to you had stolen them from me. I was the one who found them and took them in. I worked so hard for those birds --- all the powers they would give me. Then *sighs* those stupid heroes stole them from me. Heroes are all the same: mannerless idiots.</text:p>
      <text:p text:style-name="P6"/>
      <text:p text:style-name="P9">Scene 2</text:p>
      <text:p text:style-name="P9"/>
      <text:p text:style-name="P6">(Zora walks to checking counter pushing a shopping cart)</text:p>
      <text:p text:style-name="P6"/>
      <text:p text:style-name="P6">Cashier: Money please.</text:p>
      <text:p text:style-name="P6"/>
      <text:p text:style-name="P6">(Zora hands over coins)</text:p>
      <text:p text:style-name="P6"/>
      <text:p text:style-name="P6">(Cashier places clothing in bag)</text:p>
      <text:p text:style-name="P6"/>
      <text:p text:style-name="P6">Cashier: Have a good day.</text:p>
      <text:p text:style-name="P6"/>
      <text:p text:style-name="P6">Zora: Fat chance of that happening.</text:p>
      <text:p text:style-name="P6"/>
      <text:p text:style-name="P6">(Zora grabs bag and searches for Jemma)</text:p>
      <text:p text:style-name="P6"/>
      <text:p text:style-name="P6">Zora (to Random Shopper): Hey you! Have you seen a Blond blue-eyed girl who goes by the name of Jemma?</text:p>
      <text:p text:style-name="P6"/>
      <text:p text:style-name="P6">(Shopper gives Zora a weird look and continues on) </text:p>
      <text:p text:style-name="P6"/>
      <text:p text:style-name="P6">Zora: *sighs* Apparently not.</text:p>
      <text:p text:style-name="P6"/>
      <text:p text:style-name="P6">Zora (to no one in particular): I am sick of my friends dissapearing randomly. Couldn't the evil in this world take a break?</text:p>
      <text:p text:style-name="P6"/>
      <text:p text:style-name="P6">Random Shopper: Do you have a problem Lady?</text:p>
      <text:p text:style-name="P6"><text:soft-page-break/></text:p>
      <text:p text:style-name="P6">Zora: No, I just need to call Aidan.</text:p>
      <text:p text:style-name="P6"/>
      <text:p text:style-name="P6">(Zora flips open phone and calls Aidan)</text:p>
      <text:p text:style-name="P6"/>
      <text:p text:style-name="P6">Aidan: Hello!</text:p>
      <text:p text:style-name="P6"/>
      <text:p text:style-name="P2"><text:span text:style-name="T2">Zora: Hi! Aidan, Jemma has been taken captive. I'm assuming Tatciana is the suspect. Villians are </text:span><text:span text:style-name="T1">so </text:span><text:span text:style-name="T2">predictable.</text:span></text:p>
      <text:p text:style-name="P6"/>
      <text:p text:style-name="P6">Aidan: Be right there!</text:p>
      <text:p text:style-name="P6"/>
      <text:p text:style-name="P6">(Phone call ends and Zora flips close phone)</text:p>
      <text:p text:style-name="P6"/>
      <text:p text:style-name="P6">Random Shopper: Are you sure you don't need help?</text:p>
      <text:p text:style-name="P6"/>
      <text:p text:style-name="P6">Zora: With what? My clothing?</text:p>
      <text:p text:style-name="P6"/>
      <text:p text:style-name="P6">(Random Shopper moves on)</text:p>
      <text:p text:style-name="P6"/>
      <text:p text:style-name="P6">Zora: Gosh! Shoppers are getting more and more nosy!</text:p>
      <text:p text:style-name="P6"/>
      <text:p text:style-name="P9">Scene 3</text:p>
      <text:p text:style-name="P9"/>
      <text:p text:style-name="P7">(At clubhouse)</text:p>
      <text:p text:style-name="P7"/>
      <text:p text:style-name="P6">Aidan: So what happened again?</text:p>
      <text:p text:style-name="P6"/>
      <text:p text:style-name="P6">Zora: <text:s/>I was shopping for clothes <text:s/>and she was looking for birdseed or whatever and then I come back and poof! She's gone!</text:p>
      <text:p text:style-name="P6"/>
      <text:p text:style-name="P6">Aidan: Hmm... definitely sound like Tatciana, I'll go check it out.</text:p>
      <text:p text:style-name="P6"/>
      <text:p text:style-name="P6">Zora: You do that. I'll make sire Kristina's burial goes smoothly.</text:p>
      <text:p text:style-name="P6"/>
      <text:p text:style-name="P6">(Aidan exits)</text:p>
      <text:p text:style-name="P6"/>
      <text:p text:style-name="P6"/>
      <text:p text:style-name="P9">Act 3</text:p>
      <text:p text:style-name="P9">Scene 1</text:p>
      <text:p text:style-name="P9"/>
      <text:p text:style-name="P8">(At the lair)</text:p>
      <text:p text:style-name="P8"/>
      <text:p text:style-name="P6">(Aidan knocks down the door)</text:p>
      <text:p text:style-name="P6"/>
      <text:p text:style-name="P6">Tatciana: Again with you heroes! You should really learn some manners!!</text:p>
      <text:p text:style-name="P6"><text:soft-page-break/></text:p>
      <text:p text:style-name="P6">(Mercenary and Ninja surround Aidan)</text:p>
      <text:p text:style-name="P6"/>
      <text:p text:style-name="P6">Aidan: Oh yeah? You the one who kidnaps my friends and President Kristina!</text:p>
      <text:p text:style-name="P6"/>
      <text:p text:style-name="P6">Tatciana (rolling eyes): You simply don't get it! I'm evil! Mercenary! Take him hostage!</text:p>
      <text:p text:style-name="P6"/>
      <text:p text:style-name="P6">(Mercenary attempts to take Aidan hostage but Aidan wriggles free and releases Jemma)</text:p>
      <text:p text:style-name="P6"/>
      <text:p text:style-name="P6">Aidan (to Jemma): Run! Run as fast as you can! Leave the fighting to me!</text:p>
      <text:p text:style-name="P6"/>
      <text:p text:style-name="P6">(Tatciana stops Jemma and ties her to the chair again).</text:p>
      <text:p text:style-name="P6"/>
      <text:p text:style-name="P6">Tatciana (Makes clucking noises with her tongue) : It isn't good manners to free hostages that I have rightfully captured.</text:p>
      <text:p text:style-name="P6"/>
      <text:p text:style-name="P6">(Aidan punches Tatciana)</text:p>
      <text:p text:style-name="P6"/>
      <text:p text:style-name="P6">Aidan: That was for Kristina and this is for Jemma!</text:p>
      <text:p text:style-name="P6"/>
      <text:p text:style-name="P6">(Aidan punches Tatciana again)</text:p>
      <text:p text:style-name="P6"/>
      <text:p text:style-name="P6">Tatciana: Have I taught you nothing it is not good manners to hit ladies!</text:p>
      <text:p text:style-name="P6"/>
      <text:p text:style-name="P6">(Mercenary and Ninja chain Aidan to a different chair)</text:p>
      <text:p text:style-name="P6"/>
      <text:p text:style-name="P6">Tatciana: Oh goody! Now I have two hostages!</text:p>
      <text:p text:style-name="P6"/>
      <text:p text:style-name="P9">Scene 2</text:p>
      <text:p text:style-name="P9"/>
      <text:p text:style-name="P8">(At Clubhouse)</text:p>
      <text:p text:style-name="P8"/>
      <text:p text:style-name="P6">Zora: *sighs* <text:s/>I never like funerals.</text:p>
      <text:p text:style-name="P6"/>
      <text:p text:style-name="P6">Hero 2: None of us do.</text:p>
      <text:p text:style-name="P6"/>
      <text:p text:style-name="P6">Zora: Funerals always make me sad. I wish people wouldn't die so often especially Presidents of the world.</text:p>
      <text:p text:style-name="P6"/>
      <text:p text:style-name="P6">Hero 2: Instead of moping maybe we should fix our attention at the matter at hand.</text:p>
      <text:p text:style-name="P6"/>
      <text:p text:style-name="P6">Zora: It's just so sad!</text:p>
      <text:p text:style-name="P6"/>
      <text:p text:style-name="P6">Hero 2 (annoyed) : What did I just say!</text:p>
      <text:p text:style-name="P6"/>
      <text:p text:style-name="P6">Zora: Oh Yeah! Tatciana is wrecking havoc <text:s/>and she captured Jemma! No big.</text:p>
      <text:p text:style-name="P6"/>
      <text:p text:style-name="P6">Hero 2: Snapp out of it Zora! We have to save Jemma!</text:p>
      <text:p text:style-name="P6"><text:soft-page-break/></text:p>
      <text:p text:style-name="P6">Zora: Aidan's on it.</text:p>
      <text:p text:style-name="P6"/>
      <text:p text:style-name="P6">Hero 2: Why isn't he back already then?</text:p>
      <text:p text:style-name="P6"/>
      <text:p text:style-name="P6">(Zora's eyes widen with fear)</text:p>
      <text:p text:style-name="P6"/>
      <text:p text:style-name="P6">Zora: Oh no! You don't mean?</text:p>
      <text:p text:style-name="P6"/>
      <text:p text:style-name="P6">Hero 2: Yes I do mean.</text:p>
      <text:p text:style-name="P6"/>
      <text:p text:style-name="P6">Zora: We need to rescue him.</text:p>
      <text:p text:style-name="P6"/>
      <text:p text:style-name="P6">Hero 2: Finally you come to your senses. (pauses) How exactly will we do that?</text:p>
      <text:p text:style-name="P6"/>
      <text:p text:style-name="P6">(Zora tosses Hero 2 a sword)</text:p>
      <text:p text:style-name="P6"/>
      <text:p text:style-name="P6">Zora: I have a plan.</text:p>
      <text:p text:style-name="P6"/>
      <text:p text:style-name="P9">Act 4</text:p>
      <text:p text:style-name="P9">Scene 1</text:p>
      <text:p text:style-name="P9"/>
      <text:p text:style-name="P8">(At the lair)</text:p>
      <text:p text:style-name="P8"/>
      <text:p text:style-name="P6">Tatciana: If I ever had patience it is gone! You people have wasted my time! Where are my birds!</text:p>
      <text:p text:style-name="P6"/>
      <text:p text:style-name="P6">Jemma: We will never tell you!</text:p>
      <text:p text:style-name="P6"/>
      <text:p text:style-name="P6">Tatciana (pressing knife against Aidan's throat): Then Aidan will die for it.</text:p>
      <text:p text:style-name="P6"/>
      <text:p text:style-name="P6">Aidan (to Jemma): Don't tell her, she's bluffing.</text:p>
      <text:p text:style-name="P6"/>
      <text:p text:style-name="P6">Jemma (to Tatciana): Why should I tell you?</text:p>
      <text:p text:style-name="P6"/>
      <text:p text:style-name="P6">Tatciana: Bad choice, Jemma.</text:p>
      <text:p text:style-name="P6"/>
      <text:p text:style-name="P6">(Tatciana presses knife further into Aidan't throat and blood drips out of the wound)</text:p>
      <text:p text:style-name="P6"/>
      <text:p text:style-name="P6">Jemma (sighing) : Fine, they are in my room.</text:p>
      <text:p text:style-name="P6"/>
      <text:p text:style-name="P6">Tatciana (releasing Aidan) : Thank you Jemma, I am glad you have come to your senses. (to Mercenary) Get the Birds! (to Ninja) and Ninja, bandage this morones wounds.</text:p>
      <text:p text:style-name="P6"/>
      <text:p text:style-name="P6">Mercenary: But you haven't paid me yet!</text:p>
      <text:p text:style-name="P6"/>
      <text:p text:style-name="P6">Tatciana: Forget that! I'll pay you afterward! Now go!</text:p>
      <text:p text:style-name="P6">(Mercenary exits the lair)</text:p>
      <text:p text:style-name="P6"><text:soft-page-break/></text:p>
      <text:p text:style-name="P6">Tatciana: You see Aidan, there is nothing you can do now. As soon as Aidan gives me those birds. There will be no stopping me.</text:p>
      <text:p text:style-name="P6"/>
      <text:p text:style-name="P6">Zora : Tatciana, your an idiot.</text:p>
      <text:p text:style-name="P6"/>
      <text:p text:style-name="P6">Tatciana: Show yourself – mannerless idiot!</text:p>
      <text:p text:style-name="P6"/>
      <text:p text:style-name="P6">Zora: I have never seen such an idiotic villian.</text:p>
      <text:p text:style-name="P6"/>
      <text:p text:style-name="P6">Tatciana (rolling eyes): How so? – coward</text:p>
      <text:p text:style-name="P6"/>
      <text:p text:style-name="P6">Zora: You sent a power hungry unpaid Mercenary off to fetch Jemma's birds. Do you really think he will just hand them over to you? </text:p>
      <text:p text:style-name="P6"/>
      <text:p text:style-name="P6">Tatciana: Ha! I thought through that one! He has something called an addiction to money! I give him money and he hands over the birds!</text:p>
      <text:p text:style-name="P6"/>
      <text:p text:style-name="P6">Zora: Oh well, I hope you can explain that to him once your dead.</text:p>
      <text:p text:style-name="P6"/>
      <text:p text:style-name="P6">(Zora steps out of the shadows and points a sword at Tatciana)</text:p>
      <text:p text:style-name="P6"/>
      <text:p text:style-name="P6">Tatciana (snorting) : Do you honestly believe that you can take me!</text:p>
      <text:p text:style-name="P6"/>
      <text:p text:style-name="P6">(Hero 2 steps out of the shadows and holds a sword to Tatciana's throat)</text:p>
      <text:p text:style-name="P6"/>
      <text:p text:style-name="P6">Zora: No I don't!</text:p>
      <text:p text:style-name="P6"/>
      <text:p text:style-name="P6">Tatciana: Crapp!</text:p>
      <text:p text:style-name="P6"/>
      <text:p text:style-name="P6">Zora: Hand over my friends!</text:p>
      <text:p text:style-name="P6"/>
      <text:p text:style-name="P6">Tatciana (rolling eyes): Fine! Take your stupid friends! Just leave me alone!</text:p>
      <text:p text:style-name="P6"/>
      <text:p text:style-name="P6">Zora : You should have had a plan!</text:p>
      <text:p text:style-name="P6"/>
      <text:p text:style-name="P6">Tatciana: I did! Just my mannerless minions screwed it up!</text:p>
      <text:p text:style-name="P6"/>
      <text:p text:style-name="P6">Ninja (muttering): Yeah right.</text:p>
      <text:p text:style-name="P6"/>
      <text:p text:style-name="P6">Tatciana (to Ninja) : Don't talk back to me! Grab them!</text:p>
      <text:p text:style-name="P6"/>
      <text:p text:style-name="P6">(Ninja grabs Zora and Hero 2 and shoves them to the ground)</text:p>
      <text:p text:style-name="P6"/>
      <text:p text:style-name="P6">Tatciana: Your the one who should have had a plan.</text:p>
      <text:p text:style-name="P6"/>
      <text:p text:style-name="P6">Zora: Well unlike you – we did!</text:p>
      <text:p text:style-name="P6"/>
      <text:p text:style-name="P6">(Zora releases Jemma and Aidan)</text:p>
      <text:p text:style-name="P6"><text:soft-page-break/></text:p>
      <text:p text:style-name="P6">Zora: Now your the one outnumbered!</text:p>
      <text:p text:style-name="P6"/>
      <text:p text:style-name="P6">Tatciana (about to exit) : You may have escaped me this time ––– </text:p>
      <text:p text:style-name="P6"/>
      <text:p text:style-name="P6">Ninja (interrupting Tatciana) : Tatciana we NEED to go!</text:p>
      <text:p text:style-name="P6"/>
      <text:p text:style-name="P6">Tatciana: But I am giving my villainous speech!</text:p>
      <text:p text:style-name="P6"/>
      <text:p text:style-name="P6">Ninja (sighing) : You actually planned that out?</text:p>
      <text:p text:style-name="P6"/>
      <text:p text:style-name="P6">Tatciana: Well … no.</text:p>
      <text:p text:style-name="P6"/>
      <text:p text:style-name="P6">Ninja: Then lets go!!</text:p>
      <text:p text:style-name="P6"/>
      <text:p text:style-name="P6">Tatciana: Fine.</text:p>
      <text:p text:style-name="P6"/>
      <text:p text:style-name="P6">Tatciana (to heroes) : My Mercenary is probably bringing my birds right now!! I will get my revenge!</text:p>
      <text:p text:style-name="P6"/>
      <text:p text:style-name="P9">Scene 2</text:p>
      <text:p text:style-name="P9"/>
      <text:p text:style-name="P6">(Mercenary busts open Jemma's door)</text:p>
      <text:p text:style-name="P6"/>
      <text:p text:style-name="P6">(Mercenary opens birdcage)</text:p>
      <text:p text:style-name="P6"/>
      <text:p text:style-name="P6">(Mercenary takes out birds)</text:p>
      <text:p text:style-name="P6"/>
      <text:p text:style-name="P6">(Jewel bites Mercenary)</text:p>
      <text:p text:style-name="P6"/>
      <text:p text:style-name="P6">(Mercenary – screaming in pain – exits the room)</text:p>
      <text:p text:style-name="P6"/>
      <text:p text:style-name="P3"><text:span text:style-name="T2"><text:s/></text:span><text:span text:style-name="T4">Part 2</text:span></text:p>
      <text:p text:style-name="P10"/>
      <text:p text:style-name="P9">Prologue</text:p>
      <text:p text:style-name="P7"/>
      <text:p text:style-name="P7">(At Jemma's <text:s/>house)</text:p>
      <text:p text:style-name="P7"/>
      <text:p text:style-name="P6">Zora: I'm glad you guys are back! We missed you!</text:p>
      <text:p text:style-name="P6"/>
      <text:p text:style-name="P6">Jemma: Oh, come on Zora, we were only gone for a few hours.</text:p>
      <text:p text:style-name="P6"/>
      <text:p text:style-name="P6">Zora: <text:s/>And in those few hours you could have been dead. Tatciana isn't known for her great mercy or patience – which she said herself</text:p>
      <text:p text:style-name="P6"><text:soft-page-break/>Jemma: Would you show her mercy?</text:p>
      <text:p text:style-name="P6"/>
      <text:p text:style-name="P6">Zora: Strange that you ask.</text:p>
      <text:p text:style-name="P6"/>
      <text:p text:style-name="P6">(Zora exits Jemma's room)</text:p>
      <text:p text:style-name="P6"/>
      <text:p text:style-name="P6"/>
      <text:p text:style-name="P9">Act 1</text:p>
      <text:p text:style-name="P9">Scene 1</text:p>
      <text:p text:style-name="P9"/>
      <text:p text:style-name="P7">(Tatciana's lair)</text:p>
      <text:p text:style-name="P7"/>
      <text:p text:style-name="P6">(Mercenary walks into Tatciana's lair)</text:p>
      <text:p text:style-name="P6"/>
      <text:p text:style-name="P6">Mercenary: I do believe it is time you pay me.</text:p>
      <text:p text:style-name="P6"/>
      <text:p text:style-name="P6">Tatciana: Oh yeah! Here you go! (Tatciana hands him $5) Now give me the birds.</text:p>
      <text:p text:style-name="P6"/>
      <text:p text:style-name="P6">Mercenary: I need more than that. Give me $100.</text:p>
      <text:p text:style-name="P6"/>
      <text:p text:style-name="P6">Tatciana: Well … I don't have $100.</text:p>
      <text:p text:style-name="P6"/>
      <text:p text:style-name="P6">Mercenary: That really is to bad. It looks like these birds are coming with me.</text:p>
      <text:p text:style-name="P6"/>
      <text:p text:style-name="P6">Tatciana: Please! I'll do anything!</text:p>
      <text:p text:style-name="P6"/>
      <text:p text:style-name="P6">Mercenary: What else do you have to offer?</text:p>
      <text:p text:style-name="P6"/>
      <text:p text:style-name="P6">Tatciana: Well … </text:p>
      <text:p text:style-name="P6"/>
      <text:p text:style-name="P6">Mercenary: I can't wait around all day.</text:p>
      <text:p text:style-name="P6"/>
      <text:p text:style-name="P6">Tatciana: Please???</text:p>
      <text:p text:style-name="P6"/>
      <text:p text:style-name="P6">Mercenary: I am sorry Tatciana pleading is NOT a form of payment. Now GET OUT OF MY LAIR!! </text:p>
      <text:p text:style-name="P6"/>
      <text:p text:style-name="P6">Tatciana: Please?</text:p>
      <text:p text:style-name="P6"/>
      <text:p text:style-name="P6">Mercenary: Out!</text:p>
      <text:p text:style-name="P6"/>
      <text:p text:style-name="P6">(Tatciana leaves Mercenary's lair)</text:p>
      <text:p text:style-name="P6"/>
      <text:p text:style-name="P9"/>
      <text:p text:style-name="P9"/>
      <text:p text:style-name="P9"/>
      <text:p text:style-name="P9"><text:soft-page-break/>Scene 2</text:p>
      <text:p text:style-name="P9"/>
      <text:p text:style-name="P7">(At Clubhouse)</text:p>
      <text:p text:style-name="P7"/>
      <text:p text:style-name="P6">Zora: T kept indicating that the birds contained some great power. Jemma, did you ever know about this power?</text:p>
      <text:p text:style-name="P6"/>
      <text:p text:style-name="P6">Jemma: Who's T?</text:p>
      <text:p text:style-name="P6"/>
      <text:p text:style-name="P6">Zora (rolling eyes): <text:s/>Tatciana!</text:p>
      <text:p text:style-name="P6"/>
      <text:p text:style-name="P6">Jemma: Oh, of course, you gave a nickname to the terrorizing evil of this town.</text:p>
      <text:p text:style-name="P6"/>
      <text:p text:style-name="P6">Zora: I nickname everyone! Would you like me to call you Jems? Or maybe I could call you J-J? J-J is a good sounding name.</text:p>
      <text:p text:style-name="P6"/>
      <text:p text:style-name="P6">Jemma: No thank you.</text:p>
      <text:p text:style-name="P6"/>
      <text:p text:style-name="P6">Zora: *sighs* You are no fun.</text:p>
      <text:p text:style-name="P6"/>
      <text:p text:style-name="P6">(Someone calls their names from outside)</text:p>
      <text:p text:style-name="P6"/>
      <text:p text:style-name="P6">Zora: Yes mom! I'm coming – (Zora spots E) – oh! Your not my mom.</text:p>
      <text:p text:style-name="P6"/>
      <text:p text:style-name="P6">E: Call me E! I'm a detective and I heard you guys needed help!</text:p>
      <text:p text:style-name="P6"/>
      <text:p text:style-name="P6">Zora: I don't think you need your help! Bye now!</text:p>
      <text:p text:style-name="P6"/>
      <text:p text:style-name="P6">E: Wait, wait, wait. I don't think you guys know what were are up against.</text:p>
      <text:p text:style-name="P6"/>
      <text:p text:style-name="P6">Zora: Yeah I think we do. Please go away!</text:p>
      <text:p text:style-name="P6"/>
      <text:p text:style-name="P6">E: Hold it right there! I don't think know what your turning down. I am a very good fighter when it comes to it. </text:p>
      <text:p text:style-name="P6"/>
      <text:p text:style-name="P6">Zora: The karate club is a few blocks down that way. (Zora points to her right) Please leave now.</text:p>
      <text:p text:style-name="P6"/>
      <text:p text:style-name="P6">E: Please. Just let me come in.</text:p>
      <text:p text:style-name="P6"/>
      <text:p text:style-name="P6">Zora: OK. Whatever. You can come in as long as you tell as you tell us what you are doing here.</text:p>
      <text:p text:style-name="P6"/>
      <text:p text:style-name="P6">E: I'm helping you fight the Ages Old Evil.</text:p>
      <text:p text:style-name="P6"/>
      <text:p text:style-name="P6">Zora: I have never heard of this “Ages Old Evil” junk.</text:p>
      <text:p text:style-name="P6"/>
      <text:p text:style-name="P6">E: You four are more incompetent than I thought.</text:p>
      <text:p text:style-name="P6"/>
      <text:p text:style-name="P6">Zora: Three! There are only three of us one took a vacation.</text:p>
      <text:p text:style-name="P6"><text:soft-page-break/></text:p>
      <text:p text:style-name="P6">E: Fine whatever.</text:p>
      <text:p text:style-name="P6"/>
      <text:p text:style-name="P6">Zora: Just tell us about the Ages Old Evil. It sounds interesting like an old fairytale.</text:p>
      <text:p text:style-name="P6"/>
      <text:p text:style-name="P6">E: Good, your finally interested. That took a while.</text:p>
      <text:p text:style-name="P6"/>
      <text:p text:style-name="P9">Act 2</text:p>
      <text:p text:style-name="P9">Scene 1</text:p>
      <text:p text:style-name="P9"/>
      <text:p text:style-name="P6">Zora: So this “Ages Old Evil” junk actually was Jemma's birds. That is one lame fairytale.</text:p>
      <text:p text:style-name="P6"/>
      <text:p text:style-name="P6">E: Well. They can also be used for good but that is so complicated.</text:p>
      <text:p text:style-name="P6"/>
      <text:p text:style-name="P6">Zora: Where did you learn all this stuff?</text:p>
      <text:p text:style-name="P6"/>
      <text:p text:style-name="P6">E: College.</text:p>
      <text:p text:style-name="P6"/>
      <text:p text:style-name="P6">Zora: So you they have a class for bad fairytales?</text:p>
      <text:p text:style-name="P6"/>
      <text:p text:style-name="P6">E: No! Fighting evil! I took the class Evil Demons 101! The teacher is really good.</text:p>
      <text:p text:style-name="P6"/>
      <text:p text:style-name="P6">Zora: Yeah right.</text:p>
      <text:p text:style-name="P6"/>
      <text:p text:style-name="P6">(Someone knocks on the door)</text:p>
      <text:p text:style-name="P6"/>
      <text:p text:style-name="P6">Jemma: Is this another one of your buddies come to wreck havoc on my nice peaceful home?</text:p>
      <text:p text:style-name="P6"/>
      <text:p text:style-name="P6">E: No, and I do not wreck havoc. I keep the peace.</text:p>
      <text:p text:style-name="P6"/>
      <text:p text:style-name="P6">Jemma: Tell that to the gum stuck to the wall.</text:p>
      <text:p text:style-name="P6"/>
      <text:p text:style-name="P6">(Someone knocks on the door again)</text:p>
      <text:p text:style-name="P6"/>
      <text:p text:style-name="P6">Jemma: Can you answer that for me?</text:p>
      <text:p text:style-name="P6"/>
      <text:p text:style-name="P6">(Zora answers the door)</text:p>
      <text:p text:style-name="P6"/>
      <text:p text:style-name="P6">(Zora sees Tatciana)</text:p>
      <text:p text:style-name="P6"/>
      <text:p text:style-name="P6">Zora: Go away!</text:p>
      <text:p text:style-name="P6"/>
      <text:p text:style-name="P6">Tatciana: Gosh! Your not very polite!</text:p>
      <text:p text:style-name="P6"/>
      <text:p text:style-name="P6">Zora: What do you want?</text:p>
      <text:p text:style-name="P6"/>
      <text:p text:style-name="P6">Tatciana: You might want to say Hello to your humble guest.</text:p>
      <text:p text:style-name="P6"><text:soft-page-break/>Zora: 1. Since when were you humble and 2. Who said anything about you being our guess.</text:p>
      <text:p text:style-name="P6"/>
      <text:p text:style-name="P6">Tatciana: Please, just let me in. I'm being chased by my own mercenary!! He kicked me out of my lair!! Can you believe that?</text:p>
      <text:p text:style-name="P6"/>
      <text:p text:style-name="P6">Zora: Uh … Yeah I can. </text:p>
      <text:p text:style-name="P6"/>
      <text:p text:style-name="P6">Tatciana: Just let me in!</text:p>
      <text:p text:style-name="P6"/>
      <text:p text:style-name="P6">Zora: And give me exactly one reason why I should let you in.</text:p>
      <text:p text:style-name="P6"/>
      <text:p text:style-name="P6">Tatciana: I have info and I have chocolate. </text:p>
      <text:p text:style-name="P6"/>
      <text:p text:style-name="P6">(Tatciana holds up a chocolate bar)</text:p>
      <text:p text:style-name="P6"/>
      <text:p text:style-name="P6">Zora: OK! You can come in as long as you let me eat your chocolate bar and tell us all your info.</text:p>
      <text:p text:style-name="P6"/>
      <text:p text:style-name="P6">Tatciana: Deal!</text:p>
      <text:p text:style-name="P6"/>
      <text:p text:style-name="P6">Zora: <text:s/>Wait! And one more thing! All your money.</text:p>
      <text:p text:style-name="P6"/>
      <text:p text:style-name="P6">(Tatciana hands Zora the chocolate bar and the penny)</text:p>
      <text:p text:style-name="P6"/>
      <text:p text:style-name="P6">Zora: Gosh Lady! Your broke!</text:p>
      <text:p text:style-name="P6"/>
      <text:p text:style-name="P6">Tatciana: What do you think the Mercenary did with my money? Give it back to me?</text:p>
      <text:p text:style-name="P6"/>
      <text:p text:style-name="P6">Zora: Well …</text:p>
      <text:p text:style-name="P6"/>
      <text:p text:style-name="P6">Tatciana: Well just giving you a hint. He didn't give it back to me.</text:p>
      <text:p text:style-name="P6"/>
      <text:p text:style-name="P6">(Tatcaina sits down on the couch)</text:p>
      <text:p text:style-name="P6"/>
      <text:p text:style-name="P6">Tatciana: You guys have a really nice couch.</text:p>
      <text:p text:style-name="P6"/>
      <text:p text:style-name="P6">Zora: No sitting on the couch until you tell exactly all you know.</text:p>
      <text:p text:style-name="P6"/>
      <text:p text:style-name="P6">Tatciana: The Mercenary took my birds because apparently my payment wasn't enough for him, so he stole my birds and is now in my lair figuring out what thing he is going to do with my birds.</text:p>
      <text:p text:style-name="P6"/>
      <text:p text:style-name="P6">Zora: What do you mean by “thing”?</text:p>
      <text:p text:style-name="P6"/>
      <text:p text:style-name="P6">Tatciana: Like unleash an army of spiders or destroy the world. You know, the usual.</text:p>
      <text:p text:style-name="P6"/>
      <text:p text:style-name="P6">Zora: Ahuh. What else can he do with these birds?</text:p>
      <text:p text:style-name="P6"/>
      <text:p text:style-name="P6">Tatciana: Well, he can also kill them – but that would only wreck havoc on the entire town. It is probably not worth it if you can unleash an army of spiders.</text:p>
      <text:p text:style-name="P6"/>
      <text:p text:style-name="P6"><text:soft-page-break/>Zora: So why are you here? </text:p>
      <text:p text:style-name="P6"/>
      <text:p text:style-name="P6">Tatciana: Why do you think? Because I liked your couch? Not likely.</text:p>
      <text:p text:style-name="P6"/>
      <text:p text:style-name="P6">Zora: Are you being chased by someone? Like your Ninja?</text:p>
      <text:p text:style-name="P6"/>
      <text:p text:style-name="P6">Tatciana: Finally! You come to that conclusion. Heroes are such idiots. Can you leave me alone now?</text:p>
      <text:p text:style-name="P6"/>
      <text:p text:style-name="P6">Zora: Fine.</text:p>
      <text:p text:style-name="P6"/>
      <text:p text:style-name="P6">Jemma: Don't damage the couch!!</text:p>
      <text:p text:style-name="P6"/>
      <text:p text:style-name="P6">E: An army of spiders!! That is a bit much. </text:p>
      <text:p text:style-name="P6"/>
      <text:p text:style-name="P6">Zora: Couldn't we just step on the spiders? I mean they can't be THAT big.</text:p>
      <text:p text:style-name="P6"/>
      <text:p text:style-name="P6">E: Uh … Yeah they can. Most spiders which are summoned by evil forces are at least 3 ft. tall.</text:p>
      <text:p text:style-name="P6"/>
      <text:p text:style-name="P6">Jemma: Ew!! <text:s/>I hope they don't invade our house!</text:p>
      <text:p text:style-name="P6"/>
      <text:p text:style-name="P6">Tatciana: I agree! I wouldn't like spiders to tear up this nice couch!</text:p>
      <text:p text:style-name="P6"/>
      <text:p text:style-name="P6">Jemma: I wasn't talking to you.</text:p>
      <text:p text:style-name="P6"/>
      <text:p text:style-name="P6">Tatciana: Your nice.</text:p>
      <text:p text:style-name="P6"/>
      <text:p text:style-name="P6">Zora: This makes no sense.</text:p>
      <text:p text:style-name="P6"/>
      <text:p text:style-name="P6">Jemma: Agreed.</text:p>
      <text:p text:style-name="P6"/>
      <text:p text:style-name="P6">Zora: I mean, why come to us? We are just as safe as any other place! Something really bad must be going on in order for Tatciana to hide out with us.</text:p>
      <text:p text:style-name="P6"/>
      <text:p text:style-name="P6">Jemma: Or she is just REALLY afraid of spiders.</text:p>
      <text:p text:style-name="P6"/>
      <text:p text:style-name="P6">E: 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3-09T08:36:34.04</meta:creation-date>
    <dc:date>2013-03-17T09:59:30.54</dc:date>
    <dc:creator>Isadora White</dc:creator>
    <meta:editing-duration>P2DT58S</meta:editing-duration>
    <meta:editing-cycles>18</meta:editing-cycles>
    <meta:generator>OpenOffice.org/3.3$Win32 OpenOffice.org_project/330m20$Build-9567</meta:generator>
    <meta:document-statistic meta:table-count="0" meta:image-count="0" meta:object-count="0" meta:page-count="13" meta:paragraph-count="289" meta:word-count="2610" meta:character-count="13956"/>
  </office:meta>
</office:document-meta>
</file>